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7in"/>
    </style:style>
    <style:style style:name="co2" style:family="table-column">
      <style:table-column-properties fo:break-before="auto" style:column-width="0.5547in"/>
    </style:style>
    <style:style style:name="co3" style:family="table-column">
      <style:table-column-properties fo:break-before="auto" style:column-width="0.361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7665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rotation-angle="314"/>
      <style:paragraph-properties fo:text-align="center" fo:margin-left="0in"/>
    </style:style>
    <style:style style:name="ce3" style:family="table-cell" style:parent-style-name="Default" style:data-style-name="N121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rotation-angle="314"/>
      <style:paragraph-properties fo:text-align="center" fo:margin-left="0in"/>
    </style:style>
    <style:style style:name="ce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#cfe7f5" style:text-align-source="fix" style:repeat-content="false" fo:border="0.06pt solid #000000" style:rotation-angle="314"/>
      <style:paragraph-properties fo:text-align="center" fo:margin-left="0in"/>
    </style:style>
    <style:style style:name="ce1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23b8dc" style:text-align-source="fix" style:repeat-content="false" fo:border="0.06pt solid #000000" style:rotation-angle="314"/>
      <style:paragraph-properties fo:text-align="center" fo:margin-left="0in"/>
    </style:style>
    <style:style style:name="ce13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WP&quot;;&quot;EP&quot;;&quot;WE&quot;;&quot;EE&quot;;&quot;N/A&quot;)" table:allow-empty-cell="true" table:display-list="unsorted" table:base-cell-address="Template.B2">
          <table:error-message table:message-type="stop" table:display="true"/>
        </table:content-validation>
        <table:content-validation table:name="val2" table:base-cell-address="Template.C177">
          <table:error-message table:message-type="stop" table:display="true"/>
        </table:content-validation>
        <table:content-validation table:name="val3" table:condition="of:cell-content-is-in-list(&quot;N/A&quot;;&quot;DE&quot;;&quot;SU&quot;;&quot;JP&quot;;&quot;US&quot;;&quot;CH&quot;;&quot;GBE&quot;;&quot;GBP&quot;;&quot;IT&quot;;&quot;ANZAC&quot;;&quot;FR&quot;;&quot;N&quot;;&quot;NAliies&quot;;&quot;NAxis&quot;;&quot;Sea&quot;;&quot;&quot;;&quot;&quot;)" table:allow-empty-cell="true" table:display-list="unsorted" table:base-cell-address="Template.D2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4" table:number-columns-repeated="26" table:default-cell-style-name="ce9"/>
        <table:table-column table:style-name="co6" table:number-columns-repeated="988" table:default-cell-style-name="Default"/>
        <table:table-header-rows>
          <table:table-row table:style-name="ro1">
            <table:table-cell table:style-name="ce2" office:value-type="string" calcext:value-type="string">
              <text:p>Provinz</text:p>
            </table:table-cell>
            <table:table-cell table:style-name="ce2" office:value-type="string" calcext:value-type="string">
              <text:p>WorldArea</text:p>
            </table:table-cell>
            <table:table-cell table:style-name="ce2" office:value-type="string" calcext:value-type="string">
              <text:p>Region</text:p>
            </table:table-cell>
            <table:table-cell table:style-name="ce2" office:value-type="string" calcext:value-type="string">
              <text:p>Nation</text:p>
            </table:table-cell>
            <table:table-cell table:style-name="ce2" office:value-type="string" calcext:value-type="string">
              <text:p>IPC</text:p>
            </table:table-cell>
            <table:table-cell table:style-name="ce2" office:value-type="string" calcext:value-type="string">
              <text:p>Naval-Base</text:p>
            </table:table-cell>
            <table:table-cell table:style-name="ce2" office:value-type="string" calcext:value-type="string">
              <text:p>Air Base</text:p>
            </table:table-cell>
            <table:table-cell table:style-name="ce2" office:value-type="string" calcext:value-type="string">
              <text:p>Minor Ind.</text:p>
            </table:table-cell>
            <table:table-cell table:style-name="ce2" office:value-type="string" calcext:value-type="string">
              <text:p>Major Ind.</text:p>
            </table:table-cell>
            <table:table-cell table:style-name="ce2" office:value-type="string" calcext:value-type="string">
              <text:p>Supplie</text:p>
              <text:p>Route</text:p>
            </table:table-cell>
            <table:table-cell table:style-name="ce18" office:value-type="string" calcext:value-type="string">
              <text:p>INF</text:p>
            </table:table-cell>
            <table:table-cell table:style-name="ce18" office:value-type="string" calcext:value-type="string">
              <text:p>M.INF</text:p>
            </table:table-cell>
            <table:table-cell table:style-name="ce18" office:value-type="string" calcext:value-type="string">
              <text:p>ARI</text:p>
            </table:table-cell>
            <table:table-cell table:style-name="ce18" office:value-type="string" calcext:value-type="string">
              <text:p>TANK</text:p>
            </table:table-cell>
            <table:table-cell table:style-name="ce18" office:value-type="string" calcext:value-type="string">
              <text:p>AAA</text:p>
            </table:table-cell>
            <table:table-cell table:style-name="ce22" office:value-type="string" calcext:value-type="string">
              <text:p>FIGHTER</text:p>
            </table:table-cell>
            <table:table-cell table:style-name="ce22" office:value-type="string" calcext:value-type="string">
              <text:p>T.BOMB</text:p>
            </table:table-cell>
            <table:table-cell table:style-name="ce22" office:value-type="string" calcext:value-type="string">
              <text:p>S.BOMB</text:p>
            </table:table-cell>
            <table:table-cell table:style-name="ce26" office:value-type="string" calcext:value-type="string">
              <text:p>SUB</text:p>
            </table:table-cell>
            <table:table-cell table:style-name="ce26" office:value-type="string" calcext:value-type="string">
              <text:p>DEST</text:p>
            </table:table-cell>
            <table:table-cell table:style-name="ce26" office:value-type="string" calcext:value-type="string">
              <text:p>CRUISER</text:p>
            </table:table-cell>
            <table:table-cell table:style-name="ce26" office:value-type="string" calcext:value-type="string">
              <text:p>B.SHIP</text:p>
            </table:table-cell>
            <table:table-cell table:style-name="ce26" office:value-type="string" calcext:value-type="string">
              <text:p>CARRIER</text:p>
            </table:table-cell>
            <table:table-cell table:style-name="ce26" office:value-type="string" calcext:value-type="string">
              <text:p>CARRIER (F)</text:p>
            </table:table-cell>
            <table:table-cell table:style-name="ce26" office:value-type="string" calcext:value-type="string">
              <text:p>CARRIER (FF)</text:p>
            </table:table-cell>
            <table:table-cell table:style-name="ce26" office:value-type="string" calcext:value-type="string">
              <text:p>CARRIER (FT)</text:p>
            </table:table-cell>
            <table:table-cell table:style-name="ce26" office:value-type="string" calcext:value-type="string">
              <text:p>CARRIER (T)</text:p>
            </table:table-cell>
            <table:table-cell table:style-name="ce26" office:value-type="string" calcext:value-type="string">
              <text:p>CARRIER (TT)</text:p>
            </table:table-cell>
            <table:table-cell table:style-name="ce26" office:value-type="string" calcext:value-type="string">
              <text:p>CAR</text:p>
            </table:table-cell>
            <table:table-cell table:style-name="ce26" office:value-type="string" calcext:value-type="string">
              <text:p>CAR(I)</text:p>
            </table:table-cell>
            <table:table-cell table:style-name="ce26" office:value-type="string" calcext:value-type="string">
              <text:p>CAR (II)</text:p>
            </table:table-cell>
            <table:table-cell table:style-name="ce26" office:value-type="string" calcext:value-type="string">
              <text:p>CAR (IM)</text:p>
            </table:table-cell>
            <table:table-cell table:style-name="ce26" office:value-type="string" calcext:value-type="string">
              <text:p>CAR (IT)</text:p>
            </table:table-cell>
            <table:table-cell table:style-name="ce26" office:value-type="string" calcext:value-type="string">
              <text:p>CAR (IA)</text:p>
            </table:table-cell>
            <table:table-cell table:style-name="ce26" office:value-type="string" calcext:value-type="string">
              <text:p>CAR (IAAA)</text:p>
            </table:table-cell>
            <table:table-cell table:style-name="ce2" office:value-type="string" calcext:value-type="string">
              <text:p>Allies</text:p>
            </table:table-cell>
            <table:table-cell table:style-name="ce6" table:number-columns-repeated="988"/>
          </table:table-row>
        </table:table-header-rows>
        <table:table-row table:style-name="ro2" table:visibility="filter">
          <table:table-cell table:style-name="ce3" office:value-type="float" office:value="1" calcext:value-type="float">
            <text:p>Seaside 1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" calcext:value-type="float">
            <text:p>Seaside 2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3" calcext:value-type="float">
            <text:p>Seaside 3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4" calcext:value-type="float">
            <text:p>Seaside 4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5" calcext:value-type="float">
            <text:p>Seaside 5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6" calcext:value-type="float">
            <text:p>Seaside 6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7" calcext:value-type="float">
            <text:p>Seaside 7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8" calcext:value-type="float">
            <text:p>Seaside 8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9" calcext:value-type="float">
            <text:p>Seaside 9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0" calcext:value-type="float">
            <text:p>Seaside 10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1" calcext:value-type="float">
            <text:p>Seaside 11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2" calcext:value-type="float">
            <text:p>Seaside 12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3" calcext:value-type="float">
            <text:p>Seaside 13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4" calcext:value-type="float">
            <text:p>Seaside 14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5" calcext:value-type="float">
            <text:p>Seaside 15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6" calcext:value-type="float">
            <text:p>Seaside 16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17" calcext:value-type="float">
            <text:p>Seaside 17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8" calcext:value-type="float">
            <text:p>Seaside 1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9" calcext:value-type="float">
            <text:p>Seaside 1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20" calcext:value-type="float">
            <text:p>Seaside 2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21" calcext:value-type="float">
            <text:p>Seaside 2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2" calcext:value-type="float">
            <text:p>Seaside 22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3" calcext:value-type="float">
            <text:p>Seaside 23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4" calcext:value-type="float">
            <text:p>Seaside 24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5" calcext:value-type="float">
            <text:p>Seaside 25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6" calcext:value-type="float">
            <text:p>Seaside 26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7" calcext:value-type="float">
            <text:p>Seaside 27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8" calcext:value-type="float">
            <text:p>Seaside 28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29" calcext:value-type="float">
            <text:p>Seaside 29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30" calcext:value-type="float">
            <text:p>Seaside 30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31" calcext:value-type="float">
            <text:p>Seaside 3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32" calcext:value-type="float">
            <text:p>Seaside 32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33" calcext:value-type="float">
            <text:p>Seaside 33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34" calcext:value-type="float">
            <text:p>Seaside 3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35" calcext:value-type="float">
            <text:p>Seaside 3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36" calcext:value-type="float">
            <text:p>Seaside 3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37" calcext:value-type="float">
            <text:p>Seaside 3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38" calcext:value-type="float">
            <text:p>Seaside 3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39" calcext:value-type="float">
            <text:p>Seaside 3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40" calcext:value-type="float">
            <text:p>Seaside 4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41" calcext:value-type="float">
            <text:p>Seaside 4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42" calcext:value-type="float">
            <text:p>Seaside 42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43" calcext:value-type="float">
            <text:p>Seaside 43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44" calcext:value-type="float">
            <text:p>Seaside 4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45" calcext:value-type="float">
            <text:p>Seaside 4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46" calcext:value-type="float">
            <text:p>Seaside 46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47" calcext:value-type="float">
            <text:p>Seaside 47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48" calcext:value-type="float">
            <text:p>Seaside 48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49" calcext:value-type="float">
            <text:p>Seaside 49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50" calcext:value-type="float">
            <text:p>Seaside 50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51" calcext:value-type="float">
            <text:p>Seaside 51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52" calcext:value-type="float">
            <text:p>Seaside 52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53" calcext:value-type="float">
            <text:p>Seaside 53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54" calcext:value-type="float">
            <text:p>Seaside 54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55" calcext:value-type="float">
            <text:p>Seaside 5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56" calcext:value-type="float">
            <text:p>Seaside 5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57" calcext:value-type="float">
            <text:p>Seaside 5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58" calcext:value-type="float">
            <text:p>Seaside 5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59" calcext:value-type="float">
            <text:p>Seaside 5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0" calcext:value-type="float">
            <text:p>Seaside 6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1" calcext:value-type="float">
            <text:p>Seaside 6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62" calcext:value-type="float">
            <text:p>Seaside 62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table:style-name="ce3" office:value-type="float" office:value="63" calcext:value-type="float">
            <text:p>Seaside 63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4" calcext:value-type="float">
            <text:p>Seaside 6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5" calcext:value-type="float">
            <text:p>Seaside 6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6" calcext:value-type="float">
            <text:p>Seaside 6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7" calcext:value-type="float">
            <text:p>Seaside 6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8" calcext:value-type="float">
            <text:p>Seaside 6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69" calcext:value-type="float">
            <text:p>Seaside 6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0" calcext:value-type="float">
            <text:p>Seaside 7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1" calcext:value-type="float">
            <text:p>Seaside 7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2" calcext:value-type="float">
            <text:p>Seaside 72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3" calcext:value-type="float">
            <text:p>Seaside 73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4" calcext:value-type="float">
            <text:p>Seaside 7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5" calcext:value-type="float">
            <text:p>Seaside 7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6" calcext:value-type="float">
            <text:p>Seaside 7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7" calcext:value-type="float">
            <text:p>Seaside 7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8" calcext:value-type="float">
            <text:p>Seaside 7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79" calcext:value-type="float">
            <text:p>Seaside 7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0" calcext:value-type="float">
            <text:p>Seaside 8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1" calcext:value-type="float">
            <text:p>Seaside 8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2" calcext:value-type="float">
            <text:p>Seaside 82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3" calcext:value-type="float">
            <text:p>Seaside 83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4" calcext:value-type="float">
            <text:p>Seaside 8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5" calcext:value-type="float">
            <text:p>Seaside 8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6" calcext:value-type="float">
            <text:p>Seaside 8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7" calcext:value-type="float">
            <text:p>Seaside 8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8" calcext:value-type="float">
            <text:p>Seaside 8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89" calcext:value-type="float">
            <text:p>Seaside 8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0" calcext:value-type="float">
            <text:p>Seaside 9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1" calcext:value-type="float">
            <text:p>Seaside 9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2" calcext:value-type="float">
            <text:p>Seaside 92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3" calcext:value-type="float">
            <text:p>Seaside 93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4" calcext:value-type="float">
            <text:p>Seaside 9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5" calcext:value-type="float">
            <text:p>Seaside 9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6" calcext:value-type="float">
            <text:p>Seaside 9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7" calcext:value-type="float">
            <text:p>Seaside 9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8" calcext:value-type="float">
            <text:p>Seaside 9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99" calcext:value-type="float">
            <text:p>Seaside 9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0" calcext:value-type="float">
            <text:p>Seaside 10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1" calcext:value-type="float">
            <text:p>Seaside 10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2" calcext:value-type="float">
            <text:p>Seaside 102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3" calcext:value-type="float">
            <text:p>Seaside 103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4" calcext:value-type="float">
            <text:p>Seaside 10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5" calcext:value-type="float">
            <text:p>Seaside 10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6" calcext:value-type="float">
            <text:p>Seaside 10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7" calcext:value-type="float">
            <text:p>Seaside 10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8" calcext:value-type="float">
            <text:p>Seaside 10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09" calcext:value-type="float">
            <text:p>Seaside 10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0" calcext:value-type="float">
            <text:p>Seaside 11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1" calcext:value-type="float">
            <text:p>Seaside 11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2" calcext:value-type="float">
            <text:p>Seaside 112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3" calcext:value-type="float">
            <text:p>Seaside 113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4" calcext:value-type="float">
            <text:p>Seaside 11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5" calcext:value-type="float">
            <text:p>Seaside 11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6" calcext:value-type="float">
            <text:p>Seaside 11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7" calcext:value-type="float">
            <text:p>Seaside 11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8" calcext:value-type="float">
            <text:p>Seaside 118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19" calcext:value-type="float">
            <text:p>Seaside 119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0" calcext:value-type="float">
            <text:p>Seaside 120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1" calcext:value-type="float">
            <text:p>Seaside 121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2" calcext:value-type="float">
            <text:p>Seaside 122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3" calcext:value-type="float">
            <text:p>Seaside 123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4" calcext:value-type="float">
            <text:p>Seaside 124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5" calcext:value-type="float">
            <text:p>Seaside 125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6" calcext:value-type="float">
            <text:p>Seaside 126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3" office:value-type="float" office:value="127" calcext:value-type="float">
            <text:p>Seaside 127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e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fghanist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lask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lban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lberta Saskatchewan Manitob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leutian Is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lexand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lge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mur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nglo Egyptian Sud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nhw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rchangel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Argentin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altic Stat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elgian Congo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essarab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oliv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orneo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razil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ritish Guian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ritish Somali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ryansk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ulga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urm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uryatia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Buyant-Uha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visibility="filter">
          <table:table-cell office:value-type="string" calcext:value-type="string">
            <text:p>Caroline Islands</text:p>
          </table:table-cell>
          <table:table-cell table:style-name="ce3" table:content-validation-name="val1" office:value-type="string" calcext:value-type="string">
            <text:p>WP</text:p>
          </table:table-cell>
          <table:table-cell table:style-name="ce3" table:content-validation-name="val1"/>
          <table:table-cell table:style-name="ce17" table:content-validation-name="val3" office:value-type="string" calcext:value-type="string">
            <text:p>JP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aucasu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eleb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entral Americ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entral Mongol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entral Unit Stat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eylo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hahar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hil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olomb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ret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Cypru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Denmark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Dutch New Guine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Dzavh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astern Pers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astern Unit Stat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cuador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gypt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ir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stern Po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thiop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Evenkiyskiy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iji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GBP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in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ormos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ranc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rench Central Afric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rench Equatorial Africa 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rench Guian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rench Indo Chin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rench Madagascar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French West Afric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German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Gibralter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Gilbert Island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office:value-type="string" calcext:value-type="string">
            <text:p>Gilbert Island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GB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old Coast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Greater Southern German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Greec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Green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Guam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Hain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Hawaiian Island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Holland Belgium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Hopei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Hun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Ice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Iraq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Italian Somali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Iwo Jim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JP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Jap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Jav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Jehol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Johnston Island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ansu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arel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azakhst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eny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iangsi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iangsu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ore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wangsi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wangtung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Kweichow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Libe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Line Island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Lyb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alay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anchu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anil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ariana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JP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arshall Island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JP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exico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idwa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oroco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Mozambiqu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nets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w Britai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ANZAC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w Brunswick Nova Scot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w Guine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ANZAC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w Hebrid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F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w South Wal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ANZA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w Zea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ANZA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ewfoundland Labrador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ige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ormandy Bordeaux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orthern Ital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orthern Territor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orthwest Pers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orwa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ovgoro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Novosibirsk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Okinaw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Olgi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Ontario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alau Is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aragua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ers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eru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hillipin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ortugal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Portuguese Guine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Quebec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Queens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ANZAC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Rhodes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Rio de Oro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Roman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Rostov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Russ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akha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amar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amo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GBP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ardin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audi Arab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cot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han Stat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hantung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hensi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iam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iberia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icil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ierra Leon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ikang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lovakia Hungar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molensk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olomon Island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ANZAC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outh Austral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outh East Mexico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outh West Afric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outhern Franc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outhern Ital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oviet Far East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SU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pai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uiyuan 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umatr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urinam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wede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witzer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y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Szechw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ambov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anganyika Territor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imguska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obruk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rans-Jord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sagaan-Olom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singhai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unis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urke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Turkmenist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Ukrain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Ulaanbaatar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Union of South Afric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United Kingdom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Ural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Urugua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Venezuel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Victor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ANZA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Volgogra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Volodg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Vyborg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ake Island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est Ind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est Indi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estern Austral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estern Canad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GBP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estern Germany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estern Ukraine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Western United States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US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Yakut S. S. R. 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Yenisey</text:p>
          </table:table-cell>
          <table:table-cell table:style-name="ce3" table:content-validation-name="val1" office:value-type="string" calcext:value-type="string">
            <text:p>EP</text:p>
          </table:table-cell>
          <table:table-cell table:style-name="ce3" table:content-validation-name="val2" office:value-type="string" calcext:value-type="string">
            <text:p>RuAsia</text:p>
          </table:table-cell>
          <table:table-cell table:style-name="ce17" table:content-validation-name="val3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Yugoslavi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>
          <table:table-cell table:style-name="ce1" office:value-type="string" calcext:value-type="string">
            <text:p>Yunnan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/>
          <table:table-cell table:style-name="ce17" table:content-validation-name="val3" office:value-type="string" calcext:value-type="string">
            <text:p>N/A</text:p>
          </table:table-cell>
          <table:table-cell table:style-name="ce5" table:number-columns-repeated="6"/>
          <table:table-cell table:style-name="ce8" table:number-columns-repeated="5"/>
          <table:table-cell table:style-name="ce11" table:number-columns-repeated="3"/>
          <table:table-cell table:style-name="ce13" table:number-columns-repeated="17"/>
          <table:table-cell table:style-name="ce14"/>
          <table:table-cell table:number-columns-repeated="988"/>
        </table:table-row>
        <table:table-row table:style-name="ro2" table:number-rows-repeated="1048114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emplate.A1:Template.AJ330" table:display-filter-buttons="true">
          <table:filter>
            <table:filter-and>
              <table:filter-condition table:field-number="1" table:value="EP" table:operator="=">
                <table:filter-set-item table:value="EP"/>
                <table:filter-set-item table:value="N/A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text>Seaside </number:text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0:05:37.6472116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9T13:54:35.135000000</meta:creation-date>
    <dc:date>2021-05-16T11:24:55.947195151</dc:date>
    <meta:editing-duration>P1DT8H38M26S</meta:editing-duration>
    <meta:editing-cycles>24</meta:editing-cycles>
    <meta:generator>LibreOffice/7.0.5.2$Linux_X86_64 LibreOffice_project/00$Build-2</meta:generator>
    <meta:print-date>2021-02-03T19:00:21.194000000</meta:print-date>
    <dc:creator>fsteinha </dc:creator>
    <meta:document-statistic meta:table-count="1" meta:cell-count="1070" meta:object-count="0"/>
  </office:meta>
</office:document-meta>
</file>